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5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Literatur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Literatur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Bacdiv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599" calcext:value-type="float">
            <text:p>559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Protraits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534" calcext:value-type="float">
            <text:p>53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Literatur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24:47.980671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6:47:59.422078745</meta:creation-date>
    <dc:date>2020-10-23T18:25:28.083668318</dc:date>
    <meta:editing-duration>PT20H5M1S</meta:editing-duration>
    <meta:editing-cycles>23</meta:editing-cycles>
    <meta:generator>LibreOffice/6.4.6.2$Linux_X86_64 LibreOffice_project/40$Build-2</meta:generator>
    <dc:creator>Silvio Waschina</dc:creator>
    <meta:document-statistic meta:table-count="1" meta:cell-count="135" meta:object-count="0"/>
  </office:meta>
</office:document-meta>
</file>